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rsid="00160a2b" officeooo:paragraph-rsid="00160a2b"/>
    </style:style>
    <style:style style:name="P2" style:family="paragraph" style:parent-style-name="Standard">
      <style:paragraph-properties fo:text-align="justify" style:justify-single-word="false"/>
      <style:text-properties officeooo:rsid="00160a2b" officeooo:paragraph-rsid="001cc85d"/>
    </style:style>
    <style:style style:name="P3" style:family="paragraph" style:parent-style-name="Standard">
      <style:paragraph-properties fo:text-align="justify" style:justify-single-word="false"/>
      <style:text-properties officeooo:rsid="00176099" officeooo:paragraph-rsid="00176099"/>
    </style:style>
    <style:style style:name="P4" style:family="paragraph" style:parent-style-name="Standard">
      <style:paragraph-properties fo:text-align="justify" style:justify-single-word="false"/>
      <style:text-properties officeooo:rsid="00182810" officeooo:paragraph-rsid="00182810"/>
    </style:style>
    <style:style style:name="P5" style:family="paragraph" style:parent-style-name="Standard">
      <style:paragraph-properties fo:text-align="justify" style:justify-single-word="false"/>
      <style:text-properties officeooo:rsid="00154523" officeooo:paragraph-rsid="001cc85d"/>
    </style:style>
    <style:style style:name="P6" style:family="paragraph" style:parent-style-name="Standard">
      <style:paragraph-properties fo:text-align="justify" style:justify-single-word="false"/>
      <style:text-properties officeooo:rsid="0019c7cf" officeooo:paragraph-rsid="0019c7cf"/>
    </style:style>
    <style:style style:name="P7" style:family="paragraph" style:parent-style-name="Standard">
      <style:paragraph-properties fo:text-align="justify" style:justify-single-word="false"/>
      <style:text-properties officeooo:rsid="001cc85d" officeooo:paragraph-rsid="0019c7cf"/>
    </style:style>
    <style:style style:name="P8" style:family="paragraph" style:parent-style-name="Standard">
      <style:paragraph-properties fo:text-align="justify" style:justify-single-word="false"/>
      <style:text-properties officeooo:rsid="001cc85d" officeooo:paragraph-rsid="001cc85d"/>
    </style:style>
    <style:style style:name="P9" style:family="paragraph" style:parent-style-name="Standard">
      <style:paragraph-properties fo:text-align="justify" style:justify-single-word="false"/>
      <style:text-properties officeooo:paragraph-rsid="0026668d"/>
    </style:style>
    <style:style style:name="P10" style:family="paragraph" style:parent-style-name="Standard">
      <style:paragraph-properties fo:text-align="justify" style:justify-single-word="false"/>
      <style:text-properties officeooo:paragraph-rsid="00302e08"/>
    </style:style>
    <style:style style:name="P11" style:family="paragraph" style:parent-style-name="Standard">
      <style:paragraph-properties fo:text-align="justify" style:justify-single-word="false"/>
      <style:text-properties officeooo:rsid="001d024d" officeooo:paragraph-rsid="001d024d"/>
    </style:style>
    <style:style style:name="P12" style:family="paragraph" style:parent-style-name="Standard">
      <style:paragraph-properties fo:text-align="justify" style:justify-single-word="false"/>
      <style:text-properties officeooo:rsid="001d78e5" officeooo:paragraph-rsid="001d78e5"/>
    </style:style>
    <style:style style:name="P13" style:family="paragraph" style:parent-style-name="Standard">
      <style:paragraph-properties fo:text-align="justify" style:justify-single-word="false"/>
      <style:text-properties officeooo:rsid="001e6f68" officeooo:paragraph-rsid="001e6f68"/>
    </style:style>
    <style:style style:name="P14" style:family="paragraph" style:parent-style-name="Standard">
      <style:paragraph-properties fo:text-align="justify" style:justify-single-word="false"/>
      <style:text-properties officeooo:rsid="00242838" officeooo:paragraph-rsid="00242838"/>
    </style:style>
    <style:style style:name="P15" style:family="paragraph" style:parent-style-name="Standard">
      <style:paragraph-properties fo:text-align="justify" style:justify-single-word="false"/>
      <style:text-properties officeooo:rsid="00280ea0" officeooo:paragraph-rsid="00280ea0"/>
    </style:style>
    <style:style style:name="P16" style:family="paragraph" style:parent-style-name="Standard">
      <style:paragraph-properties fo:text-align="justify" style:justify-single-word="false"/>
      <style:text-properties officeooo:rsid="0029cf37" officeooo:paragraph-rsid="0029cf37"/>
    </style:style>
    <style:style style:name="P17" style:family="paragraph" style:parent-style-name="Standard">
      <style:paragraph-properties fo:text-align="justify" style:justify-single-word="false"/>
      <style:text-properties officeooo:rsid="002ad751" officeooo:paragraph-rsid="002ad751"/>
    </style:style>
    <style:style style:name="P18" style:family="paragraph" style:parent-style-name="Standard">
      <style:paragraph-properties fo:text-align="justify" style:justify-single-word="false"/>
      <style:text-properties officeooo:rsid="002c4818" officeooo:paragraph-rsid="002c4818"/>
    </style:style>
    <style:style style:name="P19" style:family="paragraph" style:parent-style-name="Standard">
      <style:paragraph-properties fo:text-align="justify" style:justify-single-word="false"/>
      <style:text-properties officeooo:rsid="002e05ee" officeooo:paragraph-rsid="002e05ee"/>
    </style:style>
    <style:style style:name="P20" style:family="paragraph" style:parent-style-name="Standard">
      <style:paragraph-properties fo:text-align="justify" style:justify-single-word="false"/>
      <style:text-properties officeooo:rsid="0031ab83" officeooo:paragraph-rsid="0031ab83"/>
    </style:style>
    <style:style style:name="P21" style:family="paragraph" style:parent-style-name="Standard">
      <style:paragraph-properties fo:text-align="justify" style:justify-single-word="false"/>
      <style:text-properties fo:font-weight="bold" officeooo:rsid="00339eae" officeooo:paragraph-rsid="00339eae" style:font-weight-asian="bold" style:font-weight-complex="bold"/>
    </style:style>
    <style:style style:name="P22"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23"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4"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25"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26"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27"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28"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29" style:family="paragraph" style:parent-style-name="Standard">
      <style:paragraph-properties fo:text-align="justify" style:justify-single-word="false"/>
      <style:text-properties fo:font-weight="normal" officeooo:rsid="003cd87b" officeooo:paragraph-rsid="003cd87b" style:font-weight-asian="normal" style:font-weight-complex="normal"/>
    </style:style>
    <style:style style:name="P30"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1"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32"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33"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34"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35"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36"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37"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38"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39" style:family="paragraph" style:parent-style-name="Footnote">
      <style:text-properties officeooo:rsid="0016781f" officeooo:paragraph-rsid="0016781f"/>
    </style:style>
    <style:style style:name="P40" style:family="paragraph" style:parent-style-name="Footnote">
      <style:paragraph-properties fo:text-align="justify" style:justify-single-word="false"/>
      <style:text-properties officeooo:rsid="00176099" officeooo:paragraph-rsid="00176099"/>
    </style:style>
    <style:style style:name="P41" style:family="paragraph" style:parent-style-name="Footnote">
      <style:text-properties officeooo:rsid="00182810" officeooo:paragraph-rsid="00182810"/>
    </style:style>
    <style:style style:name="P42" style:family="paragraph" style:parent-style-name="Footnote">
      <style:text-properties officeooo:rsid="0019c7cf" officeooo:paragraph-rsid="0019c7cf"/>
    </style:style>
    <style:style style:name="P43" style:family="paragraph" style:parent-style-name="Footnote">
      <style:paragraph-properties fo:text-align="justify" style:justify-single-word="false"/>
      <style:text-properties officeooo:rsid="00160a2b" officeooo:paragraph-rsid="00160a2b"/>
    </style:style>
    <style:style style:name="P44" style:family="paragraph" style:parent-style-name="Footnote">
      <style:text-properties officeooo:rsid="00160a2b" officeooo:paragraph-rsid="00160a2b"/>
    </style:style>
    <style:style style:name="P45" style:family="paragraph" style:parent-style-name="Footnote">
      <style:text-properties officeooo:rsid="001cc85d" officeooo:paragraph-rsid="001cc85d"/>
    </style:style>
    <style:style style:name="P46" style:family="paragraph" style:parent-style-name="Footnote">
      <style:paragraph-properties fo:text-align="justify" style:justify-single-word="false"/>
      <style:text-properties officeooo:rsid="001cc85d" officeooo:paragraph-rsid="001cc85d"/>
    </style:style>
    <style:style style:name="P47" style:family="paragraph" style:parent-style-name="Footnote">
      <style:paragraph-properties fo:text-align="justify" style:justify-single-word="false"/>
      <style:text-properties officeooo:rsid="001d78e5" officeooo:paragraph-rsid="001d78e5"/>
    </style:style>
    <style:style style:name="P48" style:family="paragraph" style:parent-style-name="Footnote">
      <style:text-properties officeooo:rsid="001dee33" officeooo:paragraph-rsid="001dee33"/>
    </style:style>
    <style:style style:name="P49" style:family="paragraph" style:parent-style-name="Footnote">
      <style:paragraph-properties fo:text-align="justify" style:justify-single-word="false"/>
      <style:text-properties officeooo:rsid="001dee33" officeooo:paragraph-rsid="001dee33"/>
    </style:style>
    <style:style style:name="P50" style:family="paragraph" style:parent-style-name="Footnote">
      <style:paragraph-properties fo:text-align="justify" style:justify-single-word="false"/>
    </style:style>
    <style:style style:name="P51" style:family="paragraph" style:parent-style-name="Footnote">
      <style:text-properties officeooo:rsid="001e6f68" officeooo:paragraph-rsid="001e6f68"/>
    </style:style>
    <style:style style:name="P52" style:family="paragraph" style:parent-style-name="Footnote">
      <style:paragraph-properties fo:text-align="justify" style:justify-single-word="false"/>
      <style:text-properties officeooo:rsid="001e6f68" officeooo:paragraph-rsid="001e6f68"/>
    </style:style>
    <style:style style:name="P53" style:family="paragraph" style:parent-style-name="Footnote">
      <style:paragraph-properties fo:text-align="justify" style:justify-single-word="false"/>
      <style:text-properties officeooo:rsid="0022009c" officeooo:paragraph-rsid="0022009c"/>
    </style:style>
    <style:style style:name="P54" style:family="paragraph" style:parent-style-name="Footnote">
      <style:text-properties officeooo:paragraph-rsid="0022009c"/>
    </style:style>
    <style:style style:name="P55" style:family="paragraph" style:parent-style-name="Footnote">
      <style:text-properties officeooo:rsid="00242838" officeooo:paragraph-rsid="00242838"/>
    </style:style>
    <style:style style:name="P56" style:family="paragraph" style:parent-style-name="Footnote">
      <style:paragraph-properties fo:text-align="justify" style:justify-single-word="false"/>
      <style:text-properties officeooo:rsid="00242838" officeooo:paragraph-rsid="00242838"/>
    </style:style>
    <style:style style:name="P57" style:family="paragraph" style:parent-style-name="Footnote">
      <style:text-properties officeooo:paragraph-rsid="00242838"/>
    </style:style>
    <style:style style:name="P58" style:family="paragraph" style:parent-style-name="Footnote">
      <style:paragraph-properties fo:text-align="justify" style:justify-single-word="false"/>
      <style:text-properties officeooo:rsid="0026668d" officeooo:paragraph-rsid="0026668d"/>
    </style:style>
    <style:style style:name="P59" style:family="paragraph" style:parent-style-name="Footnote">
      <style:text-properties officeooo:rsid="00280ea0" officeooo:paragraph-rsid="00280ea0"/>
    </style:style>
    <style:style style:name="P60" style:family="paragraph" style:parent-style-name="Footnote">
      <style:paragraph-properties fo:text-align="justify" style:justify-single-word="false"/>
      <style:text-properties officeooo:rsid="00280ea0" officeooo:paragraph-rsid="00280ea0"/>
    </style:style>
    <style:style style:name="P61" style:family="paragraph" style:parent-style-name="Footnote">
      <style:text-properties officeooo:rsid="002ad751" officeooo:paragraph-rsid="002ad751"/>
    </style:style>
    <style:style style:name="P62" style:family="paragraph" style:parent-style-name="Footnote">
      <style:paragraph-properties fo:text-align="justify" style:justify-single-word="false"/>
      <style:text-properties officeooo:rsid="002ad751" officeooo:paragraph-rsid="002ad751"/>
    </style:style>
    <style:style style:name="P63" style:family="paragraph" style:parent-style-name="Footnote">
      <style:text-properties officeooo:rsid="002e05ee" officeooo:paragraph-rsid="002e05ee"/>
    </style:style>
    <style:style style:name="P64" style:family="paragraph" style:parent-style-name="Footnote">
      <style:paragraph-properties fo:text-align="justify" style:justify-single-word="false"/>
      <style:text-properties officeooo:rsid="002e05ee" officeooo:paragraph-rsid="002e05ee"/>
    </style:style>
    <style:style style:name="P65" style:family="paragraph" style:parent-style-name="Footnote">
      <style:text-properties officeooo:rsid="002e5030" officeooo:paragraph-rsid="002e5030"/>
    </style:style>
    <style:style style:name="P66" style:family="paragraph" style:parent-style-name="Footnote">
      <style:paragraph-properties fo:text-align="justify" style:justify-single-word="false"/>
      <style:text-properties officeooo:rsid="002e5030" officeooo:paragraph-rsid="002e5030"/>
    </style:style>
    <style:style style:name="P67" style:family="paragraph" style:parent-style-name="Footnote">
      <style:text-properties officeooo:rsid="00302e08" officeooo:paragraph-rsid="00302e08"/>
    </style:style>
    <style:style style:name="P68" style:family="paragraph" style:parent-style-name="Footnote">
      <style:text-properties officeooo:rsid="00429d08" officeooo:paragraph-rsid="00429d08"/>
    </style:style>
    <style:style style:name="P69"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70" style:family="paragraph" style:parent-style-name="Standard">
      <style:paragraph-properties fo:text-align="justify" style:justify-single-word="false" fo:break-before="page"/>
      <style:text-properties fo:font-weight="bold" officeooo:rsid="003d7f41" officeooo:paragraph-rsid="003d7f41" style:font-weight-asian="bold" style:font-weight-complex="bold"/>
    </style:style>
    <style:style style:name="P71" style:family="paragraph" style:parent-style-name="Standard" style:list-style-name="L1">
      <style:paragraph-properties fo:text-align="justify" style:justify-single-word="false"/>
      <style:text-properties officeooo:rsid="00154523" officeooo:paragraph-rsid="001cc85d"/>
    </style:style>
    <style:style style:name="P72" style:family="paragraph" style:parent-style-name="Standard" style:list-style-name="L2">
      <style:paragraph-properties fo:text-align="justify" style:justify-single-word="false"/>
      <style:text-properties officeooo:rsid="001d78e5" officeooo:paragraph-rsid="001d78e5"/>
    </style:style>
    <style:style style:name="P73" style:family="paragraph" style:parent-style-name="Standard" style:list-style-name="L2">
      <style:paragraph-properties fo:text-align="justify" style:justify-single-word="false"/>
      <style:text-properties officeooo:rsid="001dee33" officeooo:paragraph-rsid="001dee33"/>
    </style:style>
    <style:style style:name="P74" style:family="paragraph" style:parent-style-name="Standard" style:list-style-name="L3">
      <style:paragraph-properties fo:text-align="justify" style:justify-single-word="false"/>
      <style:text-properties officeooo:rsid="001dee33" officeooo:paragraph-rsid="001dee33"/>
    </style:style>
    <style:style style:name="P75" style:family="paragraph" style:parent-style-name="Standard" style:list-style-name="L3">
      <style:paragraph-properties fo:text-align="justify" style:justify-single-word="false"/>
      <style:text-properties officeooo:rsid="0022009c" officeooo:paragraph-rsid="0022009c"/>
    </style:style>
    <style:style style:name="P76" style:family="paragraph" style:parent-style-name="Standard" style:list-style-name="L4">
      <style:paragraph-properties fo:text-align="justify" style:justify-single-word="false"/>
      <style:text-properties officeooo:rsid="001e6f68" officeooo:paragraph-rsid="001e6f68"/>
    </style:style>
    <style:style style:name="P77" style:family="paragraph" style:parent-style-name="Standard" style:list-style-name="L5">
      <style:paragraph-properties fo:text-align="justify" style:justify-single-word="false"/>
      <style:text-properties officeooo:rsid="00242838" officeooo:paragraph-rsid="00242838"/>
    </style:style>
    <style:style style:name="P78" style:family="paragraph" style:parent-style-name="Standard" style:list-style-name="L6">
      <style:paragraph-properties fo:text-align="justify" style:justify-single-word="false"/>
      <style:text-properties officeooo:rsid="00280ea0" officeooo:paragraph-rsid="00280ea0"/>
    </style:style>
    <style:style style:name="P79" style:family="paragraph" style:parent-style-name="Standard" style:list-style-name="L7">
      <style:paragraph-properties fo:text-align="justify" style:justify-single-word="false"/>
      <style:text-properties officeooo:rsid="00182810" officeooo:paragraph-rsid="00182810"/>
    </style:style>
    <style:style style:name="P80" style:family="paragraph" style:parent-style-name="Standard" style:list-style-name="L8">
      <style:paragraph-properties fo:text-align="justify" style:justify-single-word="false"/>
      <style:text-properties officeooo:rsid="001cc85d" officeooo:paragraph-rsid="001cc85d"/>
    </style:style>
    <style:style style:name="P81" style:family="paragraph" style:parent-style-name="Standard" style:list-style-name="L9">
      <style:paragraph-properties fo:text-align="justify" style:justify-single-word="false"/>
      <style:text-properties fo:font-weight="normal" officeooo:rsid="00429d08" officeooo:paragraph-rsid="00429d08" style:font-weight-asian="normal" style:font-weight-complex="normal"/>
    </style:style>
    <style:style style:name="P82" style:family="paragraph" style:parent-style-name="Standard" style:list-style-name="L9">
      <style:paragraph-properties fo:text-align="justify" style:justify-single-word="false"/>
      <style:text-properties fo:font-weight="normal" officeooo:rsid="0044393d" officeooo:paragraph-rsid="0044393d" style:font-weight-asian="normal" style:font-weight-complex="normal"/>
    </style:style>
    <style:style style:name="P83"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84"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85" style:family="paragraph" style:parent-style-name="Standard">
      <style:paragraph-properties fo:text-align="justify" style:justify-single-word="false"/>
      <style:text-properties fo:font-weight="normal" officeooo:rsid="0049af2e" officeooo:paragraph-rsid="0049af2e" style:font-weight-asian="normal" style:font-weight-complex="normal"/>
    </style:style>
    <style:style style:name="P86" style:family="paragraph" style:parent-style-name="Standard">
      <style:paragraph-properties fo:text-align="justify" style:justify-single-word="false"/>
      <style:text-properties fo:font-weight="normal" officeooo:rsid="0049c7c8" officeooo:paragraph-rsid="0049c7c8" style:font-weight-asian="normal" style:font-weight-complex="normal"/>
    </style:style>
    <style:style style:name="P87" style:family="paragraph" style:parent-style-name="Standard">
      <style:paragraph-properties fo:text-align="justify" style:justify-single-word="false"/>
      <style:text-properties fo:font-weight="normal" officeooo:rsid="0049e9c3" officeooo:paragraph-rsid="0049e9c3" style:font-weight-asian="normal" style:font-weight-complex="normal"/>
    </style:style>
    <style:style style:name="P88" style:family="paragraph" style:parent-style-name="Standard">
      <style:paragraph-properties fo:text-align="justify" style:justify-single-word="false"/>
      <style:text-properties fo:font-weight="normal" officeooo:rsid="004abbf2" officeooo:paragraph-rsid="004abbf2" style:font-weight-asian="normal" style:font-weight-complex="normal"/>
    </style:style>
    <style:style style:name="P89" style:family="paragraph" style:parent-style-name="Standard">
      <style:paragraph-properties fo:text-align="justify" style:justify-single-word="false"/>
      <style:text-properties fo:font-weight="bold" officeooo:rsid="00484a10" officeooo:paragraph-rsid="00484a10" style:font-weight-asian="bold" style:font-weight-complex="bold"/>
    </style:style>
    <style:style style:name="P90"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91" style:family="paragraph" style:parent-style-name="Footnote">
      <style:paragraph-properties fo:text-align="justify" style:justify-single-word="false"/>
      <style:text-properties officeooo:rsid="0049e9c3" officeooo:paragraph-rsid="0049e9c3"/>
    </style:style>
    <style:style style:name="P92" style:family="paragraph" style:parent-style-name="Footnote">
      <style:paragraph-properties fo:text-align="justify" style:justify-single-word="false"/>
      <style:text-properties officeooo:rsid="004abbf2" officeooo:paragraph-rsid="004abbf2"/>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49c7c8"/>
    </style:style>
    <style:style style:name="T28" style:family="text">
      <style:text-properties officeooo:rsid="004abbf2"/>
    </style:style>
    <style:style style:name="T29" style:family="text">
      <style:text-properties officeooo:rsid="004b358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Les Zones Humides et le Parc Naturel Régional Scarpe-Escaut</text:p>
      <text:p text:style-name="P5"/>
      <text:p text:style-name="P5">Il existe deux sortes de prairies humides : intensives et extensives. Les prairies extensives présentent peu ou pas d’ensemencement, une fertilisation limitée et une charge de pâturage inférieure à 1,4 UGB.</text:p>
      <text:p text:style-name="P5"/>
      <text:p text:style-name="P5">Les critères de reconnaissance d’une prairie humide sont :</text:p>
      <text:list xml:id="list6682784569289691218" text:style-name="L1">
        <text:list-item>
          <text:p text:style-name="P71">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71">la <text:s/>présence d’un certain nombre d’espèces (la menthe aquatique est un marqueur de l’humidité du sol) ;</text:p>
        </text:list-item>
        <text:list-item>
          <text:p text:style-name="P71">la présence d’espèces facilement différenciables comme les joncs ou les laîches pour les prairies gérées de manière plus extensive.</text:p>
        </text:list-item>
      </text:list>
      <text:p text:style-name="P5"/>
      <text:p text:style-name="P12">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7017516377939997749" text:style-name="L2">
        <text:list-item>
          <text:p text:style-name="P72">des sols correspondant à un ou plusieurs types pédologiques<text:note text:id="ftn1" text:note-class="footnote"><text:note-citation>1</text:note-citation><text:note-body><text:p text:style-name="P47">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2" text:note-class="footnote"><text:note-citation>2</text:note-citation><text:note-body><text:p text:style-name="P49">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3" text:note-class="footnote"><text:note-citation>3</text:note-citation><text:note-body><text:p text:style-name="P48">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4" text:note-class="footnote"><text:note-citation>4</text:note-citation><text:note-body><text:p text:style-name="P50">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73">sa végétation, si elle existe, est caractérisée par :</text:p>
        </text:list-item>
      </text:list>
      <text:list xml:id="list709177449354645793" text:style-name="L3">
        <text:list-item>
          <text:p text:style-name="P74">des espèces identifiées et quantifiées selon une méthode<text:note text:id="ftn5" text:note-class="footnote"><text:note-citation>5</text:note-citation><text:note-body><text:p text:style-name="P49">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75">des communautés d’espèces végétales dénommées « habitats », caractéristiques de zones humides, identifiées là aussi par une méthode<text:note text:id="ftn6" text:note-class="footnote"><text:note-citation>6</text:note-citation><text:note-body><text:p text:style-name="P53">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5"/>
      <text:p text:style-name="P13">Le protocole de terrain pour identifier et quantifier la végétation est le suivant :</text:p>
      <text:list xml:id="list3858780593092594562" text:style-name="L4">
        <text:list-item>
          <text:p text:style-name="P76">sur une placette circulaire globalement homogène du point de vue des conditions mésologiques et de végétation, d’un rayon entre 1,5 et 10 mètres selon que l’on est en milieu herbacé, arbustif ou arborescent, effectuer une estimation visuelle du pourcentage de <text:soft-page-break/>recouvrement des espèces pour chaque strate de végétation (herbacée, arbustive ou arborescente<text:note text:id="ftn7" text:note-class="footnote"><text:note-citation>7</text:note-citation><text:note-body><text:p text:style-name="P51">Une strate arborescente a généralement une hauteur supérieure à 5 ou 7 mètres.</text:p></text:note-body></text:note>), en travaillant par ordre décroissant de recouvrement<text:note text:id="ftn8" text:note-class="footnote"><text:note-citation>8</text:note-citation><text:note-body><text:p text:style-name="P52">Les espèces à faible taux de recouvrement (très peu abondantes (inférieures à 5 %) ou disséminées) apportent peu d'information, il n'est donc pas obligatoire de les relever.</text:p></text:note-body></text:note> ;</text:p>
        </text:list-item>
        <text:list-item>
          <text:p text:style-name="P76">pour chaque strate, noter le pourcentage des espèces, les classer par ordre décroissant, établir une liste des espèces ayant individuellement un pourcentage de recouvrement supérieur ou égal à 20 %<text:note text:id="ftn9" text:note-class="footnote"><text:note-citation>9</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76">répéter l’opération pour chaque strate ;</text:p>
        </text:list-item>
        <text:list-item>
          <text:p text:style-name="P76">regrouper les listes obtenues pour chaque strate en une seule liste d’espèces dominantes, toutes strates confondues<text:note text:id="ftn10" text:note-class="footnote"><text:note-citation>10</text:note-citation><text:note-body><text:p text:style-name="P51">Lorsqu'une espèce est dominante dans 2 strates, elle doit être comptée 2 fois dans la liste finale.</text:p></text:note-body></text:note> ;</text:p>
        </text:list-item>
        <text:list-item>
          <text:p text:style-name="P76">examiner le caractère hygrophile<text:note text:id="ftn11" text:note-class="footnote"><text:note-citation>11</text:note-citation><text:note-body><text:p text:style-name="P58">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2" text:note-class="footnote"><text:note-citation>12</text:note-citation><text:note-body><text:p text:style-name="P54"><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5"/>
      <text:p text:style-name="P14">Lorsque des investigations sur le terrain sont nécessaire, le protocole pour identifier les habitats est le suivant :</text:p>
      <text:list xml:id="list5091509423125050002" text:style-name="L5">
        <text:list-item>
          <text:p text:style-name="P77">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77">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77">sur chacune des placettes<text:note text:id="ftn13" text:note-class="footnote"><text:note-citation>13</text:note-citation><text:note-body><text:p text:style-name="P55">Elles-mêmes homogènes du point de vue physionomique, floristique et écologique.</text:p></text:note-body></text:note>, l’examen des habitats consiste à effectuer un relevé phytosociologique conformément aux pratiques en vigueur<text:note text:id="ftn14" text:note-class="footnote"><text:note-citation>14</text:note-citation><text:note-body><text:p text:style-name="P56">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5" text:note-class="footnote"><text:note-citation>15</text:note-citation><text:note-body><text:p text:style-name="P57"><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5"/>
      <text:p text:style-name="P9"><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5"/>
      <text:p text:style-name="P5">Les prairies humides ont une haute valeur hydraulique leur permettant de lutter efficacement contre le ruissellement, en plus de pouvoir jouer le rôle de zones d’expansion des crues ou de zones de <text:soft-page-break/>rétention en cas de pluies très importantes. <text:span text:style-name="T1">Au sein des lits majeurs des cours d’eau, le drainage peut limiter cette valeur hydraulique</text:span><text:span text:style-name="T1"><text:note text:id="ftn16" text:note-class="footnote"><text:note-citation>16</text:note-citation><text:note-body><text:p text:style-name="P43">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7" text:note-class="footnote"><text:note-citation>17</text:note-citation><text:note-body><text:p text:style-name="P43">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8" text:note-class="footnote"><text:note-citation>18</text:note-citation><text:note-body><text:p text:style-name="P44">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19" text:note-class="footnote"><text:note-citation>19</text:note-citation><text:note-body><text:p text:style-name="P44">Un amendement est un matériau apporté à un sol pour améliorer sa qualité <text:s/>agricole.</text:p></text:note-body></text:note></text:span><text:span text:style-name="T1"> naturel des sols.</text:span></text:p>
      <text:p text:style-name="P5"/>
      <text:p text:style-name="P2">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5"/>
      <text:p text:style-name="P15">D’un point de vue général, les zones humides assument des fonctions diverses et d’intérêt majeur, comme :</text:p>
      <text:list xml:id="list4446034251035326891" text:style-name="L6">
        <text:list-item>
          <text:p text:style-name="P78">des fonctions hydrologiques que nous connaissons bien avec le maintien et l’amélioration de la qualité de l’eau<text:note text:id="ftn20" text:note-class="footnote"><text:note-citation>20</text:note-citation><text:note-body><text:p text:style-name="P59">Filtre physique et filtre biologique).</text:p></text:note-body></text:note>, régulation des régimes hydrologiques<text:note text:id="ftn21" text:note-class="footnote"><text:note-citation>21</text:note-citation><text:note-body><text:p text:style-name="P59">Rôle d’éponge à l’échelle du bassin versant.</text:p></text:note-body></text:note> et prévention des inondations ;</text:p>
        </text:list-item>
        <text:list-item>
          <text:p text:style-name="P78">des fonctions biologiques dans la mesure où les zones humides constituent un réservoir de diversité biologique et écologique<text:note text:id="ftn22" text:note-class="footnote"><text:note-citation>22</text:note-citation><text:note-body><text:p text:style-name="P60">Elles assument les différentes fonctions essentielles à la vie des organismes (alimentation, reproduction, abri, refuge et repos).</text:p></text:note-body></text:note> en plus de leur conférer une extraordinaire capacité à produire de la matière vivante<text:note text:id="ftn23" text:note-class="footnote"><text:note-citation>23</text:note-citation><text:note-body><text:p text:style-name="P59">Elles se caractérisent ainsi par une productivité biologique nettement plus élevée que dans les autres milieux.</text:p></text:note-body></text:note> ;</text:p>
        </text:list-item>
        <text:list-item>
          <text:p text:style-name="P78">des fonctions climatiques de régulation des climats locaux ;</text:p>
        </text:list-item>
        <text:list-item>
          <text:p text:style-name="P78">une stabilisation et meilleure protection des sols, puisque les végétations des zones humides fixent les berges et participent à la prévention de l’érosion ;</text:p>
        </text:list-item>
        <text:list-item>
          <text:p text:style-name="P78">une valeur culturelle et paysagère ;</text:p>
        </text:list-item>
        <text:list-item>
          <text:p text:style-name="P78">un support d’activités touristiques et récréatives ;</text:p>
        </text:list-item>
        <text:list-item>
          <text:p text:style-name="P78">un support pédagogique et scientifique.</text:p>
        </text:list-item>
      </text:list>
      <text:p text:style-name="P5"/>
      <text:p text:style-name="P16">Dans le champ culturel, les représentations mentales des zones humides sont fortes du fait que les mares, les marais et les étangs font partie de l’imaginaire collectif, qu’ils sont imprimés dans les mémoires. De plus, la réputation des zones humides est suffisamment importante pour influencer les comportements et usages. Pourtant, les représentations des zones humides sont aussi absentes, voire inexistantes. C’est un concept connu des techniciens et chercheurs, ce pourquoi il existe une déconnexion entre les représentations et les 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négatifs ou banales.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text:soft-page-break/>radicale leurs fonctions écologiques, causant par ailleurs la disparition de nombreuses espèces animales et végétales<text:note text:id="ftn24" text:note-class="footnote"><text:note-citation>24</text:note-citation><text:note-body><text:p text:style-name="P62">La flore des zones humides du Nord-Pas de Calais est parmi celles ayant payé le plus lourd tribut en terme de disparition au cours de ces deux derniers siècles.</text:p></text:note-body></text:note>.</text:p>
      <text:p text:style-name="P16"/>
      <text:p text:style-name="P17">Historiquement, l’intensification de l’industrie depuis le début du XIXe siècle<text:note text:id="ftn25" text:note-class="footnote"><text:note-citation>25</text:note-citation><text:note-body><text:p text:style-name="P61">Avec le développement du charbon, du fer et du textile.</text:p></text:note-body></text:note>, de l’agriculture<text:note text:id="ftn26" text:note-class="footnote"><text:note-citation>26</text:note-citation><text:note-body><text:p text:style-name="P61">Apparition des produits pétrochimiques.</text:p></text:note-body></text:note>, le tout joint à la densité de population très importante dans la région<text:note text:id="ftn27" text:note-class="footnote"><text:note-citation>27</text:note-citation><text:note-body><text:p text:style-name="P61">La population régionale a triplé entre 1801 et 1990.</text:p></text:note-body></text:note> ont mis en péril la conservation des zones humides. Cette eutrophisation excessive et généralisée des bassins versants<text:note text:id="ftn28" text:note-class="footnote"><text:note-citation>28</text:note-citation><text:note-body><text:p text:style-name="P61">Agriculture intensive, pollutions domestiques et industrielles.</text:p></text:note-body></text:note> a entraîné une diminution importante des populations d’espèces végétales inféodées aux sols ou eaux pauvres en éléments nutritifs<text:note text:id="ftn29" text:note-class="footnote"><text:note-citation>29</text:note-citation><text:note-body><text:p text:style-name="P61">Azote et phosphore notamment).</text:p></text:note-body></text:note>. Ces derniers ont favorisé la croissance d’espèces banales exerçant une concurrence vis-à-vis des espèces caractéristiques des milieux oligotrophes<text:note text:id="ftn30" text:note-class="footnote"><text:note-citation>30</text:note-citation><text:note-body><text:p text:style-name="P62">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1" text:note-class="footnote"><text:note-citation>31</text:note-citation><text:note-body><text:p text:style-name="P61">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17"/>
      <text:p text:style-name="P18">Heureusement, de plus en plus de sites naturels remarquables sont maintenant gérés de manière à maintenir leurs fonctionnalités écologiques, leur richesse et leur qualité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5"/>
      <text:p text:style-name="P5">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2" text:note-class="footnote"><text:note-citation>32</text:note-citation><text:note-body><text:p text:style-name="P39">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région du Nord-Pas de Calais, de l’Agence de l’Eau Artois Picardie et bien sûr du Parc naturel régional Scarpe-Escaut</text:span><text:span text:style-name="T2"><text:note text:id="ftn33" text:note-class="footnote"><text:note-citation>33</text:note-citation><text:note-body><text:p text:style-name="P40">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4" text:note-class="footnote"><text:note-citation>34</text:note-citation><text:note-body><text:p text:style-name="P46">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text:span><text:soft-page-break/><text:span text:style-name="T2">maraîchage sur ces territoires en proposant des solutions adaptées de dimensions technique, financière et sociale.</text:span></text:p>
      <text:p text:style-name="P1"/>
      <text:p text:style-name="P3">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3"/>
      <text:p text:style-name="P4">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ieille foncière est réalisée dans les zones humides. Enfin, les éleveurs peuvent bénéficier d’un accompagnement technique pour le développement de nouvelles pratiques durables, ce qui comprend :</text:p>
      <text:list xml:id="list5707563674145339277" text:style-name="L7">
        <text:list-item>
          <text:p text:style-name="P79">un audit technico-économique de l’exploitation ;</text:p>
        </text:list-item>
        <text:list-item>
          <text:p text:style-name="P79">un conseil relatif à la gestion des prairies via un suivi agro-écologique des parcelles ;</text:p>
        </text:list-item>
        <text:list-item>
          <text:p text:style-name="P79">des pesées d’animaux ;</text:p>
        </text:list-item>
        <text:list-item>
          <text:p text:style-name="P79">un suivi vétérinaire et parasitaire<text:note text:id="ftn35" text:note-class="footnote"><text:note-citation>35</text:note-citation><text:note-body><text:p text:style-name="P41">Organisé par Vet’el en collaboration avec le vétérinaire traitant.</text:p></text:note-body></text:note>.</text:p>
        </text:list-item>
      </text:list>
      <text:p text:style-name="P4"/>
      <text:p text:style-name="P4">Dans le cadre de ce programme, les éleveurs se voient ainsi acquérir des références locales permettant d’appréhender le lien entre prairies humides, diversité floristique et parasitisme des animaux.</text:p>
      <text:p text:style-name="P4"/>
      <text:p text:style-name="P6">En particulier autour de l’optimisation de la gestion des prairies humides via le suivi agro-écologique<text:note text:id="ftn36" text:note-class="footnote"><text:note-citation>36</text:note-citation><text:note-body><text:p text:style-name="P42">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nfin effectue un suivi écologique (faunistique et floristique). <text:span text:style-name="T3">À terme, le croisement des données complété par les échanges des éleveurs devrait permettre d’acquérir des références sur la gestion optimale de ces milieux.</text:span></text:p>
      <text:p text:style-name="P7"/>
      <text:p text:style-name="P8">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intéressantes pour les éleveurs, et pas uniquement sources de contraintes<text:note text:id="ftn37" text:note-class="footnote"><text:note-citation>37</text:note-citation><text:note-body><text:p text:style-name="P45">Faible portance, bêtes à l’eau.</text:p></text:note-body></text:note>. Les points forts qui sont ressortis et cités par les exploitants sont les suivants :</text:p>
      <text:list xml:id="list5309983620259139567" text:style-name="L8">
        <text:list-item>
          <text:p text:style-name="P80">complémentarité très intéressantes avec les prairies sèches ;</text:p>
        </text:list-item>
        <text:list-item>
          <text:p text:style-name="P80">utilisation des prairies humides pendant la période estivale pour le pâturage (pousse même en été) ;</text:p>
        </text:list-item>
        <text:list-item>
          <text:p text:style-name="P80">aptitude au report sur pied, accès à l’eau pour les bêtes facilité (fossés, mares), bonne valeur alimentaire (équilibre fibre-protéine si flore diversifiées).</text:p>
        </text:list-item>
      </text:list>
      <text:p text:style-name="P8"/>
      <text:p text:style-name="P11">À la suite de ces constats, la démarche Pâtur’Ajuste a été proposée aux éleveurs volontaires afin de mieux comprendre le fonctionnement de ces prairies humides et leurs atouts. Désormais, le nouveau PMAZH 2019-2024 vise désormais à mettre à profit les premiers résultats en proposant un appui <text:soft-page-break/>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1"/>
      <text:p text:style-name="P19">Dressons à présent un portrait végétal des prairies hygrophiles brièvement à longuement inondables. Ces végétations se développent sur les sols engorgés ou inondables des plaines et des collines. Les substrats sont essentiellement minéraux, non tourbeux, riches à moyennement riches en matières nutritives et pour la plupart bien pourvus en bases. Dans ces prairies, la végétation est dense et composée de plantes à taille moyenne<text:note text:id="ftn38" text:note-class="footnote"><text:note-citation>38</text:note-citation><text:note-body><text:p text:style-name="P63">De 0,4 à 0,8 m en général.</text:p></text:note-body></text:note>. Elles se rencontrent en général dans les systèmes alluviaux<text:note text:id="ftn39" text:note-class="footnote"><text:note-citation>39</text:note-citation><text:note-body><text:p text:style-name="P63">Lit majeur des rivières.</text:p></text:note-body></text:note> à différents niveaux topographiques<text:note text:id="ftn40" text:note-class="footnote"><text:note-citation>40</text:note-citation><text:note-body><text:p text:style-name="P63">Bas à moyens.</text:p></text:note-body></text:note>, mais apparaissent aussi fréquemment sur les sols hydromorphes de versants et de plateaux humides. Les prairies dérivent, par fauche ou pâturage, de végétation de mégaphorbiaies naturelles ou de roselières et cariçaies.</text:p>
      <text:p text:style-name="P19"/>
      <text:p text:style-name="P10"><text:span text:style-name="T12">La flore caractéristique des prairies humides se compose de plantes vivaces</text:span><text:span text:style-name="T12"><text:note text:id="ftn41" text:note-class="footnote"><text:note-citation>41</text:note-citation><text:note-body><text:p text:style-name="P63">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0"/>
      <text:p text:style-name="P10"><text:span text:style-name="T12">Cela dit, quelques espèces ont un intérêt patrimonial au niveau régional voire national, comme par exemple Apium repens</text:span><text:span text:style-name="T12"><text:note text:id="ftn42" text:note-class="footnote"><text:note-citation>42</text:note-citation><text:note-body><text:p text:style-name="P64">Très rare dans le Nord-Pas de Calais, protégée en France et appartenant à l’annexe II de la directive Habitats-Faune-Flore.</text:p></text:note-body></text:note></text:span><text:span text:style-name="T12">, Ranunculus ophioglossifolius</text:span><text:span text:style-name="T12"><text:note text:id="ftn43" text:note-class="footnote"><text:note-citation>43</text:note-citation><text:note-body><text:p text:style-name="P65">Exceptionnelle dans la région Nord-Pas de Calais, protégée à l’échelle nationale.</text:p></text:note-body></text:note></text:span><text:span text:style-name="T12">, Fritillaria meleagris</text:span><text:span text:style-name="T12"><text:note text:id="ftn44" text:note-class="footnote"><text:note-citation>44</text:note-citation><text:note-body><text:p text:style-name="P65">Exceptionnelle dans la région Nord-Pas de Calais.</text:p></text:note-body></text:note></text:span><text:span text:style-name="T12">, Dactylorhiza praetermissa</text:span><text:span text:style-name="T12"><text:note text:id="ftn45" text:note-class="footnote"><text:note-citation>45</text:note-citation><text:note-body><text:p text:style-name="P65">Espèce rare et en régression en France, dont les populations régionales sont parmi les plus importantes de France.</text:p></text:note-body></text:note></text:span><text:span text:style-name="T12">, Eleocharis uniglumis</text:span><text:span text:style-name="T12"><text:note text:id="ftn46" text:note-class="footnote"><text:note-citation>46</text:note-citation><text:note-body><text:p text:style-name="P65">Très rare dans la région.</text:p></text:note-body></text:note></text:span><text:span text:style-name="T12">, etc. Certaines espèces sont présentes dans d’autres classes de végétations</text:span><text:span text:style-name="T12"><text:note text:id="ftn47" text:note-class="footnote"><text:note-citation>47</text:note-citation><text:note-body><text:p text:style-name="P66">Mégaphorbiaies des Filipendulo ulmariae - Convolvuletea sepium par exemple : Angelica sylvestris, Filipendula ulmaria, etc.</text:p></text:note-body></text:note></text:span><text:span text:style-name="T12">. Dans le </text:span><text:a xlink:type="simple" xlink:href="https://www.cbnbl.org/system/files/2018-03/Guide%20des%20végétations%20des%20zones%20humides%20du%20Nord-Pas-de-Calais.pdf" text:style-name="Internet_20_link" text:visited-style-name="Visited_20_Internet_20_Link"><text:span text:style-name="T12">guide des végétations en zones humides du Nord-Pas de Calais</text:span></text:a><text:span text:style-name="T12">, on trouve des fiches de Senecioni aquatici - Oenanthetum mediae</text:span><text:span text:style-name="T12"><text:note text:id="ftn48" text:note-class="footnote"><text:note-citation>48</text:note-citation><text:note-body><text:p text:style-name="P67">Prairie de fauche à Séneçon aquatique et Oenanthe à feuilles de silaüs.</text:p></text:note-body></text:note></text:span><text:span text:style-name="T12">, Hordeo secalini - Lolietum perennis</text:span><text:span text:style-name="T12"><text:note text:id="ftn49" text:note-class="footnote"><text:note-citation>49</text:note-citation><text:note-body><text:p text:style-name="P67">Prairie pâturée à Orge faux-seigle et Ivraie vivace.</text:p></text:note-body></text:note></text:span><text:span text:style-name="T12">, Junco acutiflori - Brometum racemosi</text:span><text:span text:style-name="T12"><text:note text:id="ftn50" text:note-class="footnote"><text:note-citation>50</text:note-citation><text:note-body><text:p text:style-name="P67">Prairie de fauche à Jonc à fleurs aiguës et Brome en grappe.</text:p></text:note-body></text:note></text:span><text:span text:style-name="T12">, Senecioni aquatici - Brometum racemosi</text:span><text:span text:style-name="T12"><text:note text:id="ftn51" text:note-class="footnote"><text:note-citation>51</text:note-citation><text:note-body><text:p text:style-name="P67">Prairie de fauche à Séneçon aquatique et Brome en grappe.</text:p></text:note-body></text:note></text:span><text:span text:style-name="T12">, Junco gerardii - Agrostietum albae</text:span><text:span text:style-name="T12"><text:note text:id="ftn52" text:note-class="footnote"><text:note-citation>52</text:note-citation><text:note-body><text:p text:style-name="P67">Prairie pâturée à Jonc de Gérard et Agrostide stolonifère.</text:p></text:note-body></text:note></text:span><text:span text:style-name="T12">, Samolo valerandi - Caricetum vikingensis</text:span><text:span text:style-name="T12"><text:note text:id="ftn53" text:note-class="footnote"><text:note-citation>53</text:note-citation><text:note-body><text:p text:style-name="P67">Végétation à Samole de Valerandus et Laîche distante.</text:p></text:note-body></text:note></text:span><text:span text:style-name="T12">, Triglochino palustris - Agrostietum stoloniferae</text:span><text:span text:style-name="T12"><text:note text:id="ftn54" text:note-class="footnote"><text:note-citation>54</text:note-citation><text:note-body><text:p text:style-name="P67">Prairie pâturée à Troscart des marais et Agrostide stolonifère.</text:p></text:note-body></text:note></text:span><text:span text:style-name="T12">, Pulicario dysentericae - Juncetum inflexi</text:span><text:span text:style-name="T12"><text:note text:id="ftn55" text:note-class="footnote"><text:note-citation>55</text:note-citation><text:note-body><text:p text:style-name="P67">Prairie à Pulicaire dysentérique et Jonc glauque.</text:p></text:note-body></text:note></text:span><text:span text:style-name="T12">, Junco compressi - Blysmetum compressi</text:span><text:span text:style-name="T12"><text:note text:id="ftn56" text:note-class="footnote"><text:note-citation>56</text:note-citation><text:note-body><text:p text:style-name="P67">Prairie pâturée à Jonc comprimé et Scirpe comprimé.</text:p></text:note-body></text:note></text:span><text:span text:style-name="T12">, Rumici crispi - Alopecuretum geniculati</text:span><text:span text:style-name="T12"><text:note text:id="ftn57" text:note-class="footnote"><text:note-citation>57</text:note-citation><text:note-body><text:p text:style-name="P67">Prairie pâturée à Patience crépue et Vulpin genouillé.</text:p></text:note-body></text:note></text:span><text:span text:style-name="T12">, Ranunculo repentis - Alopecuretum geniculati</text:span><text:span text:style-name="T12"><text:note text:id="ftn58" text:note-class="footnote"><text:note-citation>58</text:note-citation><text:note-body><text:p text:style-name="P67">Prairie pâturée à Renoncule rampante et Vulpin genouillé.</text:p></text:note-body></text:note></text:span><text:span text:style-name="T12">, Eleocharito palustris - Oenanthetum fistulosae</text:span><text:span text:style-name="T12"><text:note text:id="ftn59" text:note-class="footnote"><text:note-citation>59</text:note-citation><text:note-body><text:p text:style-name="P67">Prairie fauchée à Éléocharide des marais et Oenanthe fistuleuse.</text:p></text:note-body></text:note></text:span><text:span text:style-name="T12">, etc</text:span><text:span text:style-name="T12"><text:note text:id="ftn60" text:note-class="footnote"><text:note-citation>60</text:note-citation><text:note-body><text:p text:style-name="P67">Reprendre page 306 du document.</text:p></text:note-body></text:note></text:span><text:span text:style-name="T12">.</text:span></text:p>
      <text:p text:style-name="P10"><text:soft-page-break/></text:p>
      <text:p text:style-name="P20">Dernier aspect à prendre en compte sur le rayonnement du Parc Naturel Régional Scarpe-Escaut, c’est sa désignation comme 50<text:span text:style-name="T13">e</text:span> site Ramsar français le 2 février 2020.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20"/>
      <text:p text:style-name="P21"/>
      <text:p text:style-name="P69">État de l’art <text:span text:style-name="T24">du </text:span>Deep Learning</text:p>
      <text:p text:style-name="P23"/>
      <text:p text:style-name="P23">Le Deep Learning, ou apprentissage profond, est un dérivé du Machine Learning qui signifie « apprentissage automatique ».</text:p>
      <text:p text:style-name="P23"/>
      <text:p text:style-name="P23">Pour vous représenter, le Machine Learning, c’est ce qui permet aux ordinateurs d’apprendre à réaliser des tâches données sans être explicitement programmé à ces dernières. Le but du jeu,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faut une base de donnée conséquente. Pourquoi ? Juste que l’ordinateur a besoin de s’entraîner, d’accumuler des expériences pour espérer un jour devenir performant. Comme un être humain, quoi.</text:p>
      <text:p text:style-name="P23"/>
      <text:p text:style-name="P23">Le Deep Learning, si on veut, c’est une technique du Machine Learning. En l’occurrence, il s’agit de s’inspirer du cerveau humain pour reproduire artificiellement un réseau de neurones, le tout demandant de mettre en place des algorithmes que je serais bien incapable de vous expliquer d’un point de vue mathématique.</text:p>
      <text:p text:style-name="P23"/>
      <text:p text:style-name="P23">L’objectif, c’est d’apprendre à la machine à reconnaître un chat. À la base du processus, on a donc une image de chat que l’algorithme ne connaît pas.</text:p>
      <text:p text:style-name="P23"/>
      <text:p text:style-name="P23">Le schéma avec les petites bulles, faut y voir un arbre de possibilités. Chaque colonne représente une couche à l’intérieur de quoi t’as une famille de choix. Telle colonne, par exemple, tu vas avoir les yeux, telle autre, les pattes. À partir de l’image, l’algorithme va chercher à comparer par rapport à ce qu’il connaît. Après que la machine se décide entre toutes ses couches, il va proposer une réponse. Imaginons qu’avec ça, il dise qu’il reconnaît un chien. Nous, on va lui rétorquer que non. Ce faisant, la machine va recommencer et tester d’autres hypothèses en éliminant chaque fois les mauvaises réponses pour ne retenir que les bonnes. Et suivant qu’il a une base de donnée plus ou moins conséquente (car faut de quoi comparer), le processus d’apprentissage prendra plus ou moins de temps. Voilà comment fonctionne grossièrement le Deep Learning.</text:p>
      <text:p text:style-name="P23"/>
      <text:p text:style-name="P23">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3"/>
      <text:p text:style-name="P23">La Chaire AgroTIC notamment s’est intéressée de près à ce sujet. Pour vous représenter, l’organisme que je viens de citer est un pôle d’innovation qui vise à accompagner la transition numérique de l’agriculture en créant un lien entre la formation, la recherche et l’entreprise. Il s’agit donc de rechercher des outils pratiques qui répondent aux enjeux du moment.</text:p>
      <text:p text:style-name="P23"/>
      <text:p text:style-name="P23">Pour revenir au Deep Learning, on constate que l’IA est déjà une réalité en agriculture, que ce soit par l’utilisation croissante des technologies de vision par ordinateur pour les applications agricoles, ou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p text:style-name="P23">pouvoir identifier des plantes pour caractériser un peuplement (composition de prairies par exemple) ou la biodiversité (quantification et qualification des espèces) ;</text:p>
      <text:p text:style-name="P23">lutter contre les adventices via une identification et localisation permettant d’intervenir de la manière la plus adaptée et proportionnée.</text:p>
      <text:p text:style-name="P23"/>
      <text:p text:style-name="P23"><text:soft-page-break/>Seulement, ces enjeux posent plusieurs difficultés :</text:p>
      <text:p text:style-name="P23">400 000 espèces végétales sur terre, sans parler des variétés et sous-variétés d’espèces cultivées ;</text:p>
      <text:p text:style-name="P23">il faut détecter des plantes non désirées parmi les plantes cultivées ;</text:p>
      <text:p text:style-name="P23">il faut être capable de détecter des individus avec des inter-rangs faibles, voire en intra-rangs, avec des superpositions possibles de plantes ;</text:p>
      <text:p text:style-name="P23">les adventices, plantes cultivées et fruits passent par différents stades phénologiques ou stades de maturité et sont soumis à des environnements variables (luminosité, obstacles, etc.).</text:p>
      <text:p text:style-name="P23"/>
      <text:p text:style-name="P23">Pour y répondre, plusieurs expérimentations ont été menées.</text:p>
      <text:p text:style-name="P23"/>
      <text:p text:style-name="P23">Tout d’abord, des applications basées sur une reconnaissance ponctuelle de plantes à partir d’images acquises par smartphones. Parmi elles :</text:p>
      <text:p text:style-name="P23">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p text:style-name="P23">Pl@ntnet qui reconnaît les plantes via smartphone, incorporant un algorithme de Deep Learning calculant la probabilité de reconnaissance s’affinant à mesure que les utilisateurs infirment ou confirment les propositions de résultat de l’application.</text:p>
      <text:p text:style-name="P23"/>
      <text:p text:style-name="P23">Ensuite, des applications basées sur des acquisitions systématiques et automatisées (on ne cadre pas une plante en particulier), à partir de dispositifs embarqués :</text:p>
      <text:p text:style-name="P23">Telespazio France travaille sur la reconnaissance de certaines adventices en Grandes Cultures où se présentent des difficultés, comme les temps de traitement, la qualité nécessaire du jeu de données et la difficulté de compréhension de certains résultats ;</text:p>
      <text:p text:style-name="P23">Carbon Bee cartographie des adventices et détecte des espèces pour une pulvérisation au bon endroit, en combinaison avec des technologies d’injection directe.</text:p>
      <text:p text:style-name="P23"/>
      <text:p text:style-name="P23">Ces dernières applications montrent que l’identification des végétaux peut se coupler avec la robotique et le machinisme. Je citerai à cette fin quelques entreprises travaillant sur ces problématiques :</text:p>
      <text:p text:style-name="P23">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p text:style-name="P23">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p text:style-name="P23">Agrobot est un système de récolte robotique autonome conçu pour automatiser la récolte de baies. L’algorithme détermine quand les fruits sont à maturité pour être cueillis. Ce faisant, jusqu’à 24 bras robotisés permettent de séparer le fruit de sa tige.</text:p>
      <text:p text:style-name="P23"/>
      <text:p text:style-name="P23">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est compliqué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 (carences, diverses maladies, …). Enfin, les symptômes ne se présentent pas toujours sur les surfaces facilement accessibles (peuvent être situés sous les feuilles ou masqués par des obstacles).</text:p>
      <text:p text:style-name="P23"/>
      <text:p text:style-name="P23">Plusieurs entreprises travaillent à répondre aux enjeux, comme Xarvio Scouting que j’ai déjà cité. Il y a aussi l’application PhotoDiag qui vise à reconnaître la septoriose et la rouille brune du blé. À <text:soft-page-break/>quoi on peut ajouter Chouette Vision qui propose aux viticulteurs d’acquérir un drone et de bénéficier de services de repérage et de cartographie de ces maladies.</text:p>
      <text:p text:style-name="P23"/>
      <text:p text:style-name="P23">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ses exploitations et faciliter sa vie, dans le respect de l’environnement.</text:p>
      <text:p text:style-name="P23"/>
      <text:p text:style-name="P23">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BDD sont à ce titre déjà utilisables en accès public (Image-Net, Plant Village, Leafsnap, LifeCLEF, Flavia Leaf, Lefsnap, etc.)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3"/>
      <text:p text:style-name="P23">Parce que ces technologies peuvent susciter questions et craintes, il importe de bien accompagner les agriculteurs. Un rôle que la Chaire AgroTIC entend assumer.</text:p>
      <text:p text:style-name="P23"/>
      <text:p text:style-name="P24"/>
      <text:p text:style-name="P70">Présentation des possibilités générales du projet</text:p>
      <text:p text:style-name="P24"/>
      <text:p text:style-name="P25">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 production. Jusqu’à présent, tout mon travail a consisté à me documenter afin de contextualiser la demande afin de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25"/>
      <text:p text:style-name="P27">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la mise au point d’une application sur android sur une base Python.</text:span></text:p>
      <text:p text:style-name="P26"/>
      <text:p text:style-name="P28">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 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 L’algorithme examinerait ensuite le caractère hygrophile des espèces de cette liste, sachant que pour cela, au moins la moitié des espèces de la liste récupérée doit figurer parmi les espèces indicatrices des zones humides.</text:span></text:p>
      <text:p text:style-name="P25"/>
      <text:p text:style-name="P29">Dernièrement, sans doute serait-il possible de travailler l’application sur android comme un support de conseil à destination des éleveurs, transcrivant de manière didactique les informations techniques 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70">Les obstacles rencontrés dans la conception du projet</text:p>
      <text:p text:style-name="P30"/>
      <text:p text:style-name="P31">Avant même de penser à la conception du projet, plusieurs difficultés demandent d’être prises en compte afin d’établir sa faisabilité. Pour commencer, un logiciel de Deep Learning requiert une base de données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soit assez pertinente. Le nombre d’espèces bio-indicatrices des Zones Humides dépasse les 800. La première difficulté à surmonter est donc de constituer une telle base de données. </text:p>
      <text:p text:style-name="P31"/>
      <text:p text:style-name="P31">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en auto-apprentissage en interne, il faudra faire intervenir des professionnels en développement informatique spécialisés dans le langage python. Je détaillerai plus tard les potentielles solutions pour répondre à certaines limites posées ici.</text:span></text:p>
      <text:p text:style-name="P31"/>
      <text:p text:style-name="P32">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32"/>
      <text:p text:style-name="P22">Les choix à décider avant l’étape de la conception</text:p>
      <text:p text:style-name="P33"/>
      <text:p text:style-name="P33">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à l’aspect productif. <text:span text:style-name="T19">Enfin, il faudrait que l’application aide à mettre au point un label pour les productions réalisées en Zones Humides afin de valoriser l’agriculture dans ces espaces particuliers.</text:span></text:p>
      <text:p text:style-name="P33"/>
      <text:p text:style-name="P34">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text:soft-page-break/>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34"/>
      <text:p text:style-name="P35">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1" text:note-class="footnote"><text:note-citation>61</text:note-citation><text:note-body><text:p text:style-name="P50">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2" text:note-class="footnote"><text:note-citation>62</text:note-citation><text:note-body><text:p text:style-name="P50">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2887824213182985328" text:style-name="L9">
        <text:list-item>
          <text:p text:style-name="P81">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3" text:note-class="footnote"><text:note-citation>63</text:note-citation><text:note-body><text:p text:style-name="P68">Cela suppose un travail d’animation autour de l’application permettant de renforcer un mouvement déjà existant.</text:p></text:note-body></text:note> ;</text:p>
        </text:list-item>
        <text:list-item>
          <text:p text:style-name="P81">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text:span> ;</text:p>
        </text:list-item>
        <text:list-item>
          <text:p text:style-name="P82">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p>
        </text:list-item>
        <text:list-item>
          <text:p text:style-name="P82">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dans ce projet. Chaque nouveau partenaire allégerait le coût annuel de maintenance de l’application.</text:p>
        </text:list-item>
      </text:list>
      <text:p text:style-name="P36"/>
      <text:p text:style-name="P37">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Il serait à ce titre tout à fait possible de <text:span text:style-name="T25">développer</text:span> des <text:span text:style-name="T25">activités</text:span> en groupes ou individuels avec un système de jeu attribuant des badges, des récompenses ainsi que des nouveaux <text:soft-page-break/>pouvoirs. <text:span text:style-name="T22">Autant d’activités qui pourraient se renforcer d’événements organisés avec les collectivités, les éleveurs, les municipalités ou autres, dans le but de faire vivre ces espaces, de les dynamiser. J’entrerai plus tard dans des développements plus précis de ces idées.</text:span></text:p>
      <text:p text:style-name="P37"/>
      <text:p text:style-name="P38">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38"/>
      <text:p text:style-name="P38">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s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text:span></text:p>
      <text:p text:style-name="P38"/>
      <text:p text:style-name="P90">Arborescence de l’application</text:p>
      <text:p text:style-name="P84"/>
      <text:p text:style-name="P84">Comme dit,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simples d’utilisation. Une exigence qui demande donc d’être le plus intuitif dans la conception de l’arborescence. Pour ce qui suivra, j’irai toujours vers l’hypothèse haute en discutant de ce qui est possible d’enlever.</text:span></text:p>
      <text:p text:style-name="P84"/>
      <text:p text:style-name="P85">Pour commencer, <text:span text:style-name="T27">l’application serait composée de cinq catégories :</text:span></text:p>
      <text:p text:style-name="P86">une partie sur les Zones Humides à destination du grand public. Elle s’adresserait au visiteur en règle générale qui y trouverait des informations générales sur le PNR Scarpe-Escaut, sur l’histoire des Zones Humides dans la région et sur les intérêts des Zones Humides. Il s’agirait de valoriser ces espaces particuliers dans la continuité des Zones Humides. Tout un travail serait réalisé pour que les informations soient les plus didactiques possibles, sans apparaître trop académiques. La présentation de quelques vidéos synthétiques de cinq minutes maximum pourraient être une solution. Tout l’enjeu des parties constituantes de cette catégorie serait de donner envie aux visiteurs de s’intéresser aux Zones Humides ;</text:p>
      <text:p text:style-name="P86">une partie sur les Prairies Humides à destination des agriculteurs. L’utilisateur pourrait y trouver une présentation des prairies humides, leurs intérêts et les particularités des prairies humides dans le PNR Scarpe-Escaut. En outre, l’application s’occuperait de synthétiser le PMAZH, notamment les services, les aides et les conseils. Là encore, une vidéo sur les modes de gestion des prairies <text:soft-page-break/>humides serait parfaitement pertinente. Des liens pourraient être présentés afin d’approfondir le sujet, renvoyant sur des articles du site de la Chambre d’Agriculture traitant de ces sujets ;</text:p>
      <text:p text:style-name="P87">une partie proposant des jeux et des activités, soit pour valoriser les Zones Humides auprès des utilisateurs, soit pour guider les passionnés se chargeant de constituer bénévolement la base de données. Ces jeux pourraient être en groupe<text:note text:id="ftn0" text:note-class="footnote"><text:note-citation>64</text:note-citation><text:note-body><text:p text:style-name="P91">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 et/ou individuels<text:note text:id="ftn64" text:note-class="footnote"><text:note-citation>65</text:note-citation><text:note-body><text:p text:style-name="P91">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 <text:span text:style-name="T2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28"><text:note text:id="ftn65" text:note-class="footnote"><text:note-citation>66</text:note-citation><text:note-body><text:p text:style-name="P92">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28">, des petites vidéos permettant de découvrir plus en profondeur les Zones Humides, etc. Cette partie s’articulerait avec les deux suivantes ;</text:span></text:p>
      <text:p text:style-name="P88">une partie regroupant l’actualité et les réseaux sociaux. <text:span text:style-name="T29">Ce serait notamment l’espace pour présenter les actualités autour des Zones Humides. Des groupes d’amis pourraient se constituer afin de partager leurs activités dans le PNR Scarpe-Escaut, leurs succès via le système de jeu et s’organiser pour de possibles événements. En somme, l’espace devant permettre de créer une communauté de passionnés sur l’appl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9M26S</meta:editing-duration>
    <meta:editing-cycles>3</meta:editing-cycles>
    <meta:generator>LibreOffice/5.2.5.1$Windows_x86 LibreOffice_project/0312e1a284a7d50ca85a365c316c7abbf20a4d22</meta:generator>
    <dc:date>2020-08-10T18:36:48.578000000</dc:date>
    <meta:document-statistic meta:table-count="0" meta:image-count="0" meta:object-count="0" meta:page-count="15" meta:paragraph-count="178" meta:word-count="8406" meta:character-count="56121" meta:non-whitespace-character-count="47914"/>
  </office:meta>
</office:document-meta>
</file>